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2c3" officeooo:paragraph-rsid="001de2c3"/>
    </style:style>
    <style:style style:name="P2" style:family="paragraph" style:parent-style-name="Standard">
      <style:text-properties officeooo:rsid="002156b0" officeooo:paragraph-rsid="002156b0"/>
    </style:style>
    <style:style style:name="P3" style:family="paragraph" style:parent-style-name="Standard">
      <style:text-properties officeooo:rsid="0021dfd4" officeooo:paragraph-rsid="0021dfd4"/>
    </style:style>
    <style:style style:name="P4" style:family="paragraph" style:parent-style-name="Standard">
      <style:text-properties officeooo:rsid="002547d2" officeooo:paragraph-rsid="002547d2"/>
    </style:style>
    <style:style style:name="T1" style:family="text">
      <style:text-properties officeooo:rsid="002156b0"/>
    </style:style>
    <style:style style:name="T2" style:family="text">
      <style:text-properties officeooo:rsid="0021dfd4"/>
    </style:style>
    <style:style style:name="T3" style:family="text">
      <style:text-properties officeooo:rsid="00254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<text:span text:style-name="T3">2</text:span>, 2024</text:p>
      <text:p text:style-name="P2">B<text:span text:style-name="T3">egin 3d printing parts of lcd frame</text:span></text:p>
      <text:p text:style-name="P4">CockpitServer programm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0:59:11.195371946</meta:creation-date>
    <dc:date>2024-02-22T13:56:54.414269955</dc:date>
    <meta:editing-duration>PT3H15M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2" meta:character-count="78" meta:non-whitespace-character-count="69"/>
  </office:meta>
</office:document-meta>
</file>